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/ C program for Huffman Coding<text:s/></text:p>
      <text:p text:style-name="Normal">#include &lt;stdio.h&gt;<text:s/></text:p>
      <text:p text:style-name="Normal">#include &lt;stdlib.h&gt;<text:s/></text:p>
      <text:p text:style-name="Normal">// calculating height of Huffman Tree<text:s/></text:p>
      <text:p text:style-name="Normal">#define MAX_TREE_HT 100<text:s/></text:p>
      <text:p text:style-name="Normal">// A Huffman tree node<text:s/></text:p>
      <text:p text:style-name="Normal">struct MinHeapNode {<text:s/></text:p>
      <text:p text:style-name="Normal"><text:tab/>// One of the input characters<text:s/></text:p>
      <text:p text:style-name="Normal"><text:tab/>char data;<text:s/></text:p>
      <text:p text:style-name="Normal"><text:tab/>// Frequency of the character<text:s/></text:p>
      <text:p text:style-name="Normal"><text:tab/>unsigned freq;<text:s/></text:p>
      <text:p text:style-name="Normal"><text:tab/>// Left and right child of this node<text:s/></text:p>
      <text:p text:style-name="Normal"><text:tab/>struct MinHeapNode *left, *right;<text:s/></text:p>
      <text:p text:style-name="Normal">};<text:s/></text:p>
      <text:p text:style-name="Normal">// A Min Heap: Collection of<text:s/></text:p>
      <text:p text:style-name="Normal">// min-heap (or Huffman tree) nodes<text:s/></text:p>
      <text:p text:style-name="Normal">struct MinHeap {<text:s/></text:p>
      <text:p text:style-name="Normal"><text:tab/>// Current size of min heap<text:s/></text:p>
      <text:p text:style-name="Normal"><text:tab/>unsigned size;<text:s/></text:p>
      <text:p text:style-name="Normal"><text:tab/>// capacity of min heap<text:s/></text:p>
      <text:p text:style-name="Normal"><text:tab/>unsigned capacity;<text:s/></text:p>
      <text:p text:style-name="Normal"><text:tab/>// Array of minheap node pointers<text:s/></text:p>
      <text:p text:style-name="Normal"><text:tab/>struct MinHeapNode** array;<text:s/></text:p>
      <text:p text:style-name="Normal">};<text:s/></text:p>
      <text:p text:style-name="Normal">// A utility function allocate a new<text:s/></text:p>
      <text:p text:style-name="Normal">// min heap node with given character<text:s/></text:p>
      <text:p text:style-name="Normal">// and frequency of the character<text:s/></text:p>
      <text:p text:style-name="Normal">struct MinHeapNode* newNode(char data, unsigned freq)<text:s/></text:p>
      <text:p text:style-name="Normal">{<text:s/></text:p>
      <text:p text:style-name="Normal"><text:tab/>struct MinHeapNode* temp<text:s/></text:p>
      <text:p text:style-name="Normal"><text:tab/><text:tab/>= (struct MinHeapNode*)malloc</text:p>
      <text:soft-page-break/>
      <text:p text:style-name="Normal">(sizeof(struct MinHeapNode));<text:s/></text:p>
      <text:p text:style-name="Normal"><text:tab/>temp-&gt;left = temp-&gt;right = NULL;<text:s/></text:p>
      <text:p text:style-name="Normal"><text:tab/>temp-&gt;data = data;<text:s/></text:p>
      <text:p text:style-name="Normal"><text:tab/>temp-&gt;freq = freq;<text:s/></text:p>
      <text:p text:style-name="Normal"><text:tab/>return temp;<text:s/></text:p>
      <text:p text:style-name="Normal">}<text:s/></text:p>
      <text:p text:style-name="Normal">// A utility function to create<text:s/></text:p>
      <text:p text:style-name="Normal">// a min heap of given capacity<text:s/></text:p>
      <text:p text:style-name="Normal">struct MinHeap* createMinHeap(unsigned capacity)<text:s/></text:p>
      <text:p text:style-name="Normal">{<text:s/></text:p>
      <text:p text:style-name="Normal"><text:tab/>struct MinHeap* minHeap<text:s/></text:p>
      <text:p text:style-name="Normal"><text:tab/><text:tab/>= (struct MinHeap*)malloc(sizeof(struct MinHeap));<text:s/></text:p>
      <text:p text:style-name="Normal"><text:tab/>// current size is 0<text:s/></text:p>
      <text:p text:style-name="Normal"><text:tab/>minHeap-&gt;size = 0;<text:s/></text:p>
      <text:p text:style-name="Normal"><text:tab/>minHeap-&gt;capacity = capacity;<text:s/></text:p>
      <text:p text:style-name="Normal"><text:tab/>minHeap-&gt;array<text:s/></text:p>
      <text:p text:style-name="Normal"><text:tab/><text:tab/>= (struct MinHeapNode**)malloc(minHeap-&gt;<text:s/></text:p>
      <text:p text:style-name="Normal">capacity * sizeof(struct MinHeapNode*));<text:s/></text:p>
      <text:p text:style-name="Normal"><text:tab/>return minHeap;<text:s/></text:p>
      <text:p text:style-name="Normal">}<text:s/></text:p>
      <text:p text:style-name="Normal">// A utility function to<text:s/></text:p>
      <text:p text:style-name="Normal">// swap two min heap nodes<text:s/></text:p>
      <text:p text:style-name="Normal">void swapMinHeapNode(struct MinHeapNode** a,<text:s/></text:p>
      <text:p text:style-name="Normal"><text:tab/><text:tab/><text:tab/><text:tab/><text:tab/>struct MinHeapNode** b)<text:s/></text:p>
      <text:p text:style-name="Normal">{<text:s/></text:p>
      <text:p text:style-name="Normal"><text:tab/>struct MinHeapNode* t = *a;<text:s/></text:p>
      <text:p text:style-name="Normal"><text:tab/>*a = *b;<text:s/></text:p>
      <text:p text:style-name="Normal"><text:tab/>*b = t;<text:s/></text:p>
      <text:p text:style-name="Normal">}<text:s/></text:p>
      <text:p text:style-name="Normal">// The standard minHeapify function.<text:s/></text:p>
      <text:p text:style-name="Normal">void minHeapify(struct MinHeap* minHeap, int idx)<text:s/></text:p>
      <text:soft-page-break/>
      <text:p text:style-name="Normal">{<text:s/></text:p>
      <text:p text:style-name="Normal"><text:tab/>int smallest = idx;<text:s/></text:p>
      <text:p text:style-name="Normal"><text:tab/>int left = 2 * idx + 1;<text:s/></text:p>
      <text:p text:style-name="Normal"><text:tab/>int right = 2 * idx + 2;<text:s/></text:p>
      <text:p text:style-name="Normal"><text:tab/>if (left &lt; minHeap-&gt;size &amp;&amp; minHeap-&gt;array[left]-&gt;<text:s/></text:p>
      <text:p text:style-name="Normal">freq &lt; minHeap-&gt;array[smallest]-&gt;freq)<text:s/></text:p>
      <text:p text:style-name="Normal"><text:tab/><text:tab/>smallest = left;<text:s/></text:p>
      <text:p text:style-name="Normal"><text:tab/>if (right &lt; minHeap-&gt;size &amp;&amp; minHeap-&gt;array[right]-&gt;<text:s/></text:p>
      <text:p text:style-name="Normal">freq &lt; minHeap-&gt;array[smallest]-&gt;freq)<text:s/></text:p>
      <text:p text:style-name="Normal"><text:tab/><text:tab/>smallest = right;<text:s/></text:p>
      <text:p text:style-name="Normal"><text:tab/>if (smallest != idx) {<text:s/></text:p>
      <text:p text:style-name="Normal"><text:tab/><text:tab/>swapMinHeapNode(&amp;minHeap-&gt;array[smallest],<text:s/></text:p>
      <text:p text:style-name="Normal"><text:tab/><text:tab/><text:tab/><text:tab/><text:tab/><text:tab/>&amp;minHeap-&gt;array[idx]);<text:s/></text:p>
      <text:p text:style-name="Normal"><text:tab/><text:tab/>minHeapify(minHeap, smallest);<text:s/></text:p>
      <text:p text:style-name="Normal"><text:tab/>}<text:s/></text:p>
      <text:p text:style-name="Normal">}<text:s/></text:p>
      <text:p text:style-name="Normal">// A utility function to check<text:s/></text:p>
      <text:p text:style-name="Normal">// if size of heap is 1 or not<text:s/></text:p>
      <text:p text:style-name="Normal">int isSizeOne(struct MinHeap* minHeap)<text:s/></text:p>
      <text:p text:style-name="Normal">{<text:s/></text:p>
      <text:p text:style-name="Normal"><text:tab/>return (minHeap-&gt;size == 1);<text:s/></text:p>
      <text:p text:style-name="Normal">}<text:s/></text:p>
      <text:p text:style-name="Normal">// A standard function to extract<text:s/></text:p>
      <text:p text:style-name="Normal">// minimum value node from heap<text:s/></text:p>
      <text:p text:style-name="Normal">struct MinHeapNode* extractMin(struct MinHeap* minHeap)<text:s/></text:p>
      <text:p text:style-name="Normal">{<text:s/></text:p>
      <text:p text:style-name="Normal"><text:tab/>struct MinHeapNode* temp = minHeap-&gt;array[0];<text:s/></text:p>
      <text:p text:style-name="Normal"><text:tab/>minHeap-&gt;array[0]<text:s/></text:p>
      <text:p text:style-name="Normal"><text:tab/><text:tab/>= minHeap-&gt;array[minHeap-&gt;size - 1];<text:s/></text:p>
      <text:p text:style-name="Normal"><text:tab/>--minHeap-&gt;size;<text:s/></text:p>
      <text:p text:style-name="Normal"><text:tab/>minHeapify(minHeap, 0);<text:s/></text:p>
      <text:soft-page-break/>
      <text:p text:style-name="Normal"><text:tab/>return temp;<text:s/></text:p>
      <text:p text:style-name="Normal">}<text:s/></text:p>
      <text:p text:style-name="Normal">// A utility function to insert<text:s/></text:p>
      <text:p text:style-name="Normal">// a new node to Min Heap<text:s/></text:p>
      <text:p text:style-name="Normal">void insertMinHeap(struct MinHeap* minHeap,<text:s/></text:p>
      <text:p text:style-name="Normal"><text:tab/><text:tab/><text:tab/><text:tab/>struct MinHeapNode* minHeapNode)<text:s/></text:p>
      <text:p text:style-name="Normal">{<text:s/></text:p>
      <text:p text:style-name="Normal"><text:tab/>++minHeap-&gt;size;<text:s/></text:p>
      <text:p text:style-name="Normal"><text:tab/>int i = minHeap-&gt;size - 1;<text:s/></text:p>
      <text:p text:style-name="Normal"><text:tab/>while (i &amp;&amp; minHeapNode-&gt;freq &lt; minHeap-&gt;array[(i - 1) / 2]-&gt;freq) {<text:s/></text:p>
      <text:p text:style-name="Normal"><text:tab/><text:tab/>minHeap-&gt;array[i] = minHeap-&gt;array[(i - 1) / 2];<text:s/></text:p>
      <text:p text:style-name="Normal"><text:tab/><text:tab/>i = (i - 1) / 2;<text:s/></text:p>
      <text:p text:style-name="Normal"><text:tab/>}<text:s/></text:p>
      <text:p text:style-name="Normal"><text:tab/>minHeap-&gt;array[i] = minHeapNode;<text:s/></text:p>
      <text:p text:style-name="Normal">}<text:s/></text:p>
      <text:p text:style-name="Normal">// A standard function to build min heap<text:s/></text:p>
      <text:p text:style-name="Normal">void buildMinHeap(struct MinHeap* minHeap)<text:s/></text:p>
      <text:p text:style-name="Normal">{<text:s/></text:p>
      <text:p text:style-name="Normal"><text:tab/>int n = minHeap-&gt;size - 1;<text:s/></text:p>
      <text:p text:style-name="Normal"><text:tab/>int i;<text:s/></text:p>
      <text:p text:style-name="Normal"><text:tab/>for (i = (n - 1) / 2; i &gt;= 0; --i)<text:s/></text:p>
      <text:p text:style-name="Normal"><text:tab/><text:tab/>minHeapify(minHeap, i);<text:s/></text:p>
      <text:p text:style-name="Normal">}<text:s/></text:p>
      <text:p text:style-name="Normal">// A utility function to print an array of size n<text:s/></text:p>
      <text:p text:style-name="Normal">void printArr(int arr[], int n)<text:s/></text:p>
      <text:p text:style-name="Normal">{<text:s/></text:p>
      <text:p text:style-name="Normal"><text:tab/>int i;<text:s/></text:p>
      <text:p text:style-name="Normal"><text:tab/>for (i = 0; i &lt; n; ++i)<text:s/></text:p>
      <text:p text:style-name="Normal"><text:tab/><text:tab/>printf("%d", arr[i]);<text:s/></text:p>
      <text:p text:style-name="Normal"><text:tab/>printf("\n");<text:s/></text:p>
      <text:p text:style-name="Normal">}<text:s/></text:p>
      <text:soft-page-break/>
      <text:p text:style-name="Normal">// Utility function to check if this node is leaf<text:s/></text:p>
      <text:p text:style-name="Normal">int isLeaf(struct MinHeapNode* root)<text:s/></text:p>
      <text:p text:style-name="Normal">{<text:s/></text:p>
      <text:p text:style-name="Normal"><text:tab/>return !(root-&gt;left) &amp;&amp; !(root-&gt;right);<text:s/></text:p>
      <text:p text:style-name="Normal">}<text:s/></text:p>
      <text:p text:style-name="Normal">// Creates a min heap of capacity<text:s/></text:p>
      <text:p text:style-name="Normal">// equal to size and inserts all character of<text:s/></text:p>
      <text:p text:style-name="Normal">// data[] in min heap. Initially size of<text:s/></text:p>
      <text:p text:style-name="Normal">// min heap is equal to capacity<text:s/></text:p>
      <text:p text:style-name="Normal">struct MinHeap* createAndBuildMinHeap(char data[], int freq[], int size)<text:s/></text:p>
      <text:p text:style-name="Normal">{<text:s/></text:p>
      <text:p text:style-name="Normal"><text:tab/>struct MinHeap* minHeap = createMinHeap(size);<text:s/></text:p>
      <text:p text:style-name="Normal"><text:tab/>for (int i = 0; i &lt; size; ++i)<text:s/></text:p>
      <text:p text:style-name="Normal"><text:tab/><text:tab/>minHeap-&gt;array[i] = newNode(data[i], freq[i]);<text:s/></text:p>
      <text:p text:style-name="Normal"><text:tab/>minHeap-&gt;size = size;<text:s/></text:p>
      <text:p text:style-name="Normal"><text:tab/>buildMinHeap(minHeap);<text:s/></text:p>
      <text:p text:style-name="Normal"><text:tab/>return minHeap;<text:s/></text:p>
      <text:p text:style-name="Normal">}<text:s/></text:p>
      <text:p text:style-name="Normal">// The main function that builds Huffman tree<text:s/></text:p>
      <text:p text:style-name="Normal">struct MinHeapNode* buildHuffmanTree(char data[], int freq[], int size)<text:s/></text:p>
      <text:p text:style-name="Normal">{<text:s/></text:p>
      <text:p text:style-name="Normal"><text:tab/>struct MinHeapNode *left, *right, *top;<text:s/></text:p>
      <text:p text:style-name="Normal"><text:tab/>// Step 1: Create a min heap of capacity<text:s/></text:p>
      <text:p text:style-name="Normal"><text:tab/>// equal to size. Initially, there are<text:s/></text:p>
      <text:p text:style-name="Normal"><text:tab/>// modes equal to size.<text:s/></text:p>
      <text:p text:style-name="Normal"><text:tab/>struct MinHeap* minHeap = createAndBuildMinHeap(data, freq, size);<text:s/></text:p>
      <text:p text:style-name="Normal"><text:tab/>// Iterate while size of heap doesn't become 1<text:s/></text:p>
      <text:p text:style-name="Normal"><text:tab/>while (!isSizeOne(minHeap)) {<text:s/></text:p>
      <text:p text:style-name="Normal"><text:tab/><text:tab/>// Step 2: Extract the two minimum<text:s/></text:p>
      <text:p text:style-name="Normal"><text:tab/><text:tab/>// freq items from min heap<text:s/></text:p>
      <text:p text:style-name="Normal"><text:tab/><text:tab/>left = extractMin(minHeap);<text:s/></text:p>
      <text:soft-page-break/>
      <text:p text:style-name="Normal"><text:tab/><text:tab/>right = extractMin(minHeap);<text:s/></text:p>
      <text:p text:style-name="Normal"><text:tab/><text:tab/>// Step 3: Create a new internal<text:s/></text:p>
      <text:p text:style-name="Normal"><text:tab/><text:tab/>// node with frequency equal to the<text:s/></text:p>
      <text:p text:style-name="Normal"><text:tab/><text:tab/>// sum of the two nodes frequencies.<text:s/></text:p>
      <text:p text:style-name="Normal"><text:tab/><text:tab/>// Make the two extracted node as<text:s/></text:p>
      <text:p text:style-name="Normal"><text:tab/><text:tab/>// left and right children of this new node.<text:s/></text:p>
      <text:p text:style-name="Normal"><text:tab/><text:tab/>// Add this node to the min heap<text:s/></text:p>
      <text:p text:style-name="Normal"><text:tab/><text:tab/>// '$' is a special value for internal nodes, not used<text:s/></text:p>
      <text:p text:style-name="Normal"><text:tab/><text:tab/>top = newNode('$', left-&gt;freq + right-&gt;freq);<text:s/></text:p>
      <text:p text:style-name="Normal"><text:tab/><text:tab/>top-&gt;left = left;<text:s/></text:p>
      <text:p text:style-name="Normal"><text:tab/><text:tab/>top-&gt;right = right;<text:s/></text:p>
      <text:p text:style-name="Normal"><text:tab/><text:tab/>insertMinHeap(minHeap, top);<text:s/></text:p>
      <text:p text:style-name="Normal"><text:tab/>}<text:s/></text:p>
      <text:p text:style-name="Normal"><text:tab/>// Step 4: The remaining node is the<text:s/></text:p>
      <text:p text:style-name="Normal"><text:tab/>// root node and the tree is complete.<text:s/></text:p>
      <text:p text:style-name="Normal"><text:tab/>return extractMin(minHeap);<text:s/></text:p>
      <text:p text:style-name="Normal">}<text:s/></text:p>
      <text:p text:style-name="Normal">// Prints huffman codes from the root of Huffman Tree.<text:s/></text:p>
      <text:p text:style-name="Normal">// It uses arr[] to store codes<text:s/></text:p>
      <text:p text:style-name="Normal">void printCodes(struct MinHeapNode* root, int arr[], int top)<text:s/></text:p>
      <text:p text:style-name="Normal">{<text:s/></text:p>
      <text:p text:style-name="Normal"><text:tab/>// Assign 0 to left edge and recur<text:s/></text:p>
      <text:p text:style-name="Normal"><text:tab/>if (root-&gt;left) {<text:s/></text:p>
      <text:p text:style-name="Normal"><text:tab/><text:tab/>arr[top] = 0;<text:s/></text:p>
      <text:p text:style-name="Normal"><text:tab/><text:tab/>printCodes(root-&gt;left, arr, top + 1);<text:s/></text:p>
      <text:p text:style-name="Normal"><text:tab/>}<text:s/></text:p>
      <text:p text:style-name="Normal"><text:tab/>// Assign 1 to right edge and recur<text:s/></text:p>
      <text:p text:style-name="Normal"><text:tab/>if (root-&gt;right) {<text:s/></text:p>
      <text:p text:style-name="Normal"><text:tab/><text:tab/>arr[top] = 1;<text:s/></text:p>
      <text:p text:style-name="Normal"><text:tab/><text:tab/>printCodes(root-&gt;right, arr, top + 1);<text:s/></text:p>
      <text:p text:style-name="Normal"><text:tab/>}<text:s/></text:p>
      <text:soft-page-break/>
      <text:p text:style-name="Normal"><text:tab/>// If this is a leaf node, then<text:s/></text:p>
      <text:p text:style-name="Normal"><text:tab/>// it contains one of the input<text:s/></text:p>
      <text:p text:style-name="Normal"><text:tab/>// characters, print the character<text:s/></text:p>
      <text:p text:style-name="Normal"><text:tab/>// and its code from arr[]<text:s/></text:p>
      <text:p text:style-name="Normal"><text:tab/>if (isLeaf(root)) {<text:s/></text:p>
      <text:p text:style-name="Normal"><text:tab/><text:tab/>printf("%c: ", root-&gt;data);<text:s/></text:p>
      <text:p text:style-name="Normal"><text:tab/><text:tab/>printArr(arr, top);<text:s/></text:p>
      <text:p text:style-name="Normal"><text:tab/>}<text:s/></text:p>
      <text:p text:style-name="Normal">}<text:s/></text:p>
      <text:p text:style-name="Normal">// The main function that builds a<text:s/></text:p>
      <text:p text:style-name="Normal">// Huffman Tree and print codes by traversing<text:s/></text:p>
      <text:p text:style-name="Normal">// the built Huffman Tree<text:s/></text:p>
      <text:p text:style-name="Normal">void HuffmanCodes(char data[], int freq[], int size)<text:s/></text:p>
      <text:p text:style-name="Normal">{<text:s/></text:p>
      <text:p text:style-name="Normal"><text:tab/>// Construct Huffman Tree<text:s/></text:p>
      <text:p text:style-name="Normal"><text:tab/>struct MinHeapNode* root<text:s/></text:p>
      <text:p text:style-name="Normal"><text:tab/><text:tab/>= buildHuffmanTree(data, freq, size);<text:s/></text:p>
      <text:p text:style-name="Normal"><text:tab/>// Print Huffman codes using<text:s/></text:p>
      <text:p text:style-name="Normal"><text:tab/>// the Huffman tree built above<text:s/></text:p>
      <text:p text:style-name="Normal"><text:tab/>int arr[MAX_TREE_HT], top = 0;<text:s/></text:p>
      <text:p text:style-name="Normal"><text:tab/>printCodes(root, arr, top);<text:s/></text:p>
      <text:p text:style-name="Normal">}<text:s/></text:p>
      <text:p text:style-name="Normal">// Driver program to test above functions<text:s/></text:p>
      <text:p text:style-name="Normal">int main()<text:s/></text:p>
      <text:p text:style-name="Normal">{<text:s/></text:p>
      <text:p text:style-name="Normal"><text:tab/>char arr[] = { 'a', 'b', 'c', 'd', 'e', 'f' };<text:s/></text:p>
      <text:p text:style-name="Normal"><text:tab/>int freq[] = { 5, 9, 12, 13, 16, 45 };<text:s/></text:p>
      <text:p text:style-name="Normal"><text:tab/>int size = sizeof(arr) / sizeof(arr[0]);<text:s/></text:p>
      <text:p text:style-name="Normal"><text:tab/>HuffmanCodes(arr, freq, size);<text:s/></text:p>
      <text:p text:style-name="Normal"><text:tab/>return 0;<text:s/>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indows User</dc:creator>
    <meta:creation-date>2020-10-08T09:58:00Z</meta:creation-date>
    <dc:date>2020-10-08T10:05:00Z</dc:date>
    <meta:template xlink:href="Normal" xlink:type="simple"/>
    <meta:editing-cycles>1</meta:editing-cycles>
    <meta:editing-duration>PT420S</meta:editing-duration>
    <meta:document-statistic meta:page-count="7" meta:paragraph-count="12" meta:word-count="921" meta:character-count="6165" meta:row-count="43" meta:non-whitespace-character-count="5256"/>
  </office:meta>
</office:document-meta>
</file>